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ar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ostnam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https://aclanthology.info/papers/W15-5944/augmenting-pivot-based-smt-with-word-segmentation</text:p>
          </table:table-cell>
          <table:table-cell office:value-type="string" calcext:value-type="string">
            <text:p>aclanthology.inf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https://app.dimensions.ai/details/grant/grant.6503889</text:p>
          </table:table-cell>
          <table:table-cell office:value-type="string" calcext:value-type="string">
            <text:p>app.dimensions.a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http://article.lujishu.net/viewarticleeng/12845638002192</text:p>
          </table:table-cell>
          <table:table-cell office:value-type="string" calcext:value-type="string">
            <text:p>article.lujishu.ne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https://arxiv.org/pdf/1210.5486</text:p>
          </table:table-cell>
          <table:table-cell office:value-type="string" calcext:value-type="string">
            <text:p>arxiv.o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https://blog.education-ecosystem.com/introduction-to-natural-language-processing/</text:p>
          </table:table-cell>
          <table:table-cell office:value-type="string" calcext:value-type="string">
            <text:p>blog.education-ecosystem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http://blog.robofied.com/index.php/natural-language-processing-in-a-nutshell/</text:p>
          </table:table-cell>
          <table:table-cell office:value-type="string" calcext:value-type="string">
            <text:p>blog.robofied.co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http://bytecontinnum.com/2017/06/natural-language-searches-lessons-spellcheck-autocorrect/</text:p>
          </table:table-cell>
          <table:table-cell office:value-type="string" calcext:value-type="string">
            <text:p>bytecontinnum.co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http://ceur-ws.org/Vol-1004/paper1.pdf</text:p>
          </table:table-cell>
          <table:table-cell office:value-type="string" calcext:value-type="string">
            <text:p>ceur-ws.or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https://chih-ling-hsu.github.io/2017/10/30/basic-nlp</text:p>
          </table:table-cell>
          <table:table-cell office:value-type="string" calcext:value-type="string">
            <text:p>chih-ling-hsu.github.i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http://cl.sd.tmu.ac.jp/~kitagawa/</text:p>
          </table:table-cell>
          <table:table-cell office:value-type="string" calcext:value-type="string">
            <text:p>cl.sd.tmu.ac.jp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http://dean.pku.edu.cn/englishcourses/cs_detail.php?kcid=04832710&amp;kclx=2</text:p>
          </table:table-cell>
          <table:table-cell office:value-type="string" calcext:value-type="string">
            <text:p>dean.pku.edu.c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ttps://deemsoft.com/deemsoft-nlp.php</text:p>
          </table:table-cell>
          <table:table-cell office:value-type="string" calcext:value-type="string">
            <text:p>deemsoft.co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https://digital-library.theiet.org/content/books/10.1049/pbce119h_ch12</text:p>
          </table:table-cell>
          <table:table-cell office:value-type="string" calcext:value-type="string">
            <text:p>digital-library.theiet.or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https://dl.acm.org/citation.cfm?id=1870593</text:p>
          </table:table-cell>
          <table:table-cell office:value-type="string" calcext:value-type="string">
            <text:p>dl.acm.o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https://github.com/neubig/nlptutorial</text:p>
          </table:table-cell>
          <table:table-cell office:value-type="string" calcext:value-type="string">
            <text:p>github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https://github.com/Bibliome/alvisnlp</text:p>
          </table:table-cell>
          <table:table-cell office:value-type="string" calcext:value-type="string">
            <text:p>github.c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https://gsec.hitb.org/materials/sg2017/COMMSEC%20D2%20-%20Jim%20Geovedi%20-%20Unstructured%20Data%20is%20the%20New%20Gold%20-%20ML%20+%20NLP%20is%20the%20New%20Shiz.pdf</text:p>
          </table:table-cell>
          <table:table-cell office:value-type="string" calcext:value-type="string">
            <text:p>gsec.hitb.or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https://hal.archives-ouvertes.fr/hal-00502700/document</text:p>
          </table:table-cell>
          <table:table-cell office:value-type="string" calcext:value-type="string">
            <text:p>hal.archives-ouvertes.f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https://help.sap.com/viewer/e2931f1772a14ef497eb3e5d5a3b1ebf/4.2.9/en-US/57b6b88e6d6d1014b3fc9283b0e91070.html</text:p>
          </table:table-cell>
          <table:table-cell office:value-type="string" calcext:value-type="string">
            <text:p>help.sap.co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http://homepages.inf.ed.ac.uk/scohen/mol17-slides.pdf</text:p>
          </table:table-cell>
          <table:table-cell office:value-type="string" calcext:value-type="string">
            <text:p>homepages.inf.ed.ac.u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https://hypermedia.research.southwales.ac.uk/kos/wnlt/</text:p>
          </table:table-cell>
          <table:table-cell office:value-type="string" calcext:value-type="string">
            <text:p>hypermedia.research.southwales.ac.u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http://idiom.ucsd.edu/~rlevy/lign256/winter2008/lign256_syllabus.html</text:p>
          </table:table-cell>
          <table:table-cell office:value-type="string" calcext:value-type="string">
            <text:p>idiom.ucsd.ed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https://ieeexplore.ieee.org/document/7490720</text:p>
          </table:table-cell>
          <table:table-cell office:value-type="string" calcext:value-type="string">
            <text:p>ieeexplore.ieee.or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ttps://justmachinelearning.com/2018/12/25/introduction-to-natural-language-processing-with-nltk/</text:p>
          </table:table-cell>
          <table:table-cell office:value-type="string" calcext:value-type="string">
            <text:p>justmachinelearning.co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http://link.springer.com/content/pdf/10.1007%2F978-3-642-36321-4_12.pdf</text:p>
          </table:table-cell>
          <table:table-cell office:value-type="string" calcext:value-type="string">
            <text:p>link.springer.co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https://logic.pdmi.ras.ru/~sergey/teaching/textharbour18/01-intro.pdf</text:p>
          </table:table-cell>
          <table:table-cell office:value-type="string" calcext:value-type="string">
            <text:p>logic.pdmi.ras.ru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https://mailman.uib.no/public/corpora/2014-November/021446.html</text:p>
          </table:table-cell>
          <table:table-cell office:value-type="string" calcext:value-type="string">
            <text:p>mailman.uib.n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https://mc.ai/essential-nlp-tools-code-and-tips/</text:p>
          </table:table-cell>
          <table:table-cell office:value-type="string" calcext:value-type="string">
            <text:p>mc.a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https://medium.com/@makcedward/how-subword-helps-on-your-nlp-model-83dd1b836f46</text:p>
          </table:table-cell>
          <table:table-cell office:value-type="string" calcext:value-type="string">
            <text:p>medium.co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https://metacpan.org/pod/Alvis::NLPPlatform::NLPWrappers</text:p>
          </table:table-cell>
          <table:table-cell office:value-type="string" calcext:value-type="string">
            <text:p>metacpan.or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http://mig.jouy.inra.fr/?q=en/node/26</text:p>
          </table:table-cell>
          <table:table-cell office:value-type="string" calcext:value-type="string">
            <text:p>mig.jouy.inra.f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http://mobile.allconfs.org/mobile/index_en.asp?id=6606</text:p>
          </table:table-cell>
          <table:table-cell office:value-type="string" calcext:value-type="string">
            <text:p>mobile.allconfs.o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https://modelzoo.co/category/natural-language-processing</text:p>
          </table:table-cell>
          <table:table-cell office:value-type="string" calcext:value-type="string">
            <text:p>modelzoo.c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http://naviglinlp.blogspot.com/2019/03/lecture-9-29032019-p-lstm-hands-on-with.html</text:p>
          </table:table-cell>
          <table:table-cell office:value-type="string" calcext:value-type="string">
            <text:p>naviglinlp.blogspot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http://nliblog.com/wiki/knowledge-base-2/nlp-1-natural-language-processing/major-tasks-in-nlp-1/</text:p>
          </table:table-cell>
          <table:table-cell office:value-type="string" calcext:value-type="string">
            <text:p>nliblog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https://nlp.stanford.edu/static/software/tokenizer.shtml</text:p>
          </table:table-cell>
          <table:table-cell office:value-type="string" calcext:value-type="string">
            <text:p>nlp.stanford.edu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https://norvig.com/ipython/README.html</text:p>
          </table:table-cell>
          <table:table-cell office:value-type="string" calcext:value-type="string">
            <text:p>norvig.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https://notebooks.azure.com/anon-jhu4eq/projects/workshops/html/intro_to_nlp.ipynb</text:p>
          </table:table-cell>
          <table:table-cell office:value-type="string" calcext:value-type="string">
            <text:p>notebooks.azure.co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https://nptel.ac.in/content/storage2/courses/106105158/Solution_Assignment_1.pdf</text:p>
          </table:table-cell>
          <table:table-cell office:value-type="string" calcext:value-type="string">
            <text:p>nptel.ac.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http://orcid.org/0000-0001-9844-6198</text:p>
          </table:table-cell>
          <table:table-cell office:value-type="string" calcext:value-type="string">
            <text:p>orcid.o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https://papers.ssrn.com/sol3/Delivery.cfm/SSRN_ID3361108_code3444498.pdf?abstractid=3361108&amp;mirid=1</text:p>
          </table:table-cell>
          <table:table-cell office:value-type="string" calcext:value-type="string">
            <text:p>papers.ssrn.co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https://pdfs.semanticscholar.org/1d49/69f3689f0fa392a348096ae0586acd7704ac.pdf</text:p>
          </table:table-cell>
          <table:table-cell office:value-type="string" calcext:value-type="string">
            <text:p>pdfs.semanticscholar.o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http://people.csail.mit.edu/regina/6881/lec02/lec02.pdf</text:p>
          </table:table-cell>
          <table:table-cell office:value-type="string" calcext:value-type="string">
            <text:p>people.csail.mit.edu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https://pontus.stenetorp.se/publications.html</text:p>
          </table:table-cell>
          <table:table-cell office:value-type="string" calcext:value-type="string">
            <text:p>pontus.stenetorp.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https://quizlet.com/185735797/natural-language-processing-nlp-flash-cards/</text:p>
          </table:table-cell>
          <table:table-cell office:value-type="string" calcext:value-type="string">
            <text:p>quizlet.co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http://sato-motoki.com/</text:p>
          </table:table-cell>
          <table:table-cell office:value-type="string" calcext:value-type="string">
            <text:p>sato-motoki.co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https://slideplayer.com/slide/13671804/</text:p>
          </table:table-cell>
          <table:table-cell office:value-type="string" calcext:value-type="string">
            <text:p>slideplayer.co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https://telecom.altanai.com/2019/07/07/nlp-natural-language-processing-in-voip/comment-page-1/</text:p>
          </table:table-cell>
          <table:table-cell office:value-type="string" calcext:value-type="string">
            <text:p>telecom.altanai.co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http://tint.fbk.eu/tokenization.html</text:p>
          </table:table-cell>
          <table:table-cell office:value-type="string" calcext:value-type="string">
            <text:p>tint.fbk.e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https://towardsdatascience.com/introduction-to-natural-language-processing-for-text-df845750fb63</text:p>
          </table:table-cell>
          <table:table-cell office:value-type="string" calcext:value-type="string">
            <text:p>towardsdatascience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https://towardsdatascience.com/whatnlpscientistsdo-905aa987c5c0</text:p>
          </table:table-cell>
          <table:table-cell office:value-type="string" calcext:value-type="string">
            <text:p>towardsdatascience.co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https://vethics.com/nlp</text:p>
          </table:table-cell>
          <table:table-cell office:value-type="string" calcext:value-type="string">
            <text:p>vethics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http://wiki.socialisingaroundmedia.com/index.php/Natural_Language_Processing</text:p>
          </table:table-cell>
          <table:table-cell office:value-type="string" calcext:value-type="string">
            <text:p>wiki.socialisingaroundmedia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https://www.aclweb.org/anthology/events/emnlp-2010/</text:p>
          </table:table-cell>
          <table:table-cell office:value-type="string" calcext:value-type="string">
            <text:p>www.aclweb.or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https://www.anlp.jp/en/abst/vol24/no3.html</text:p>
          </table:table-cell>
          <table:table-cell office:value-type="string" calcext:value-type="string">
            <text:p>www.anlp.jp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http://www.ar.media.kyoto-u.ac.jp/tool/home-e.html</text:p>
          </table:table-cell>
          <table:table-cell office:value-type="string" calcext:value-type="string">
            <text:p>www.ar.media.kyoto-u.ac.j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https://www.bangor.ac.uk/courses/postgraduate-modules/ICE-4721</text:p>
          </table:table-cell>
          <table:table-cell office:value-type="string" calcext:value-type="string">
            <text:p>www.bangor.ac.u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https://www.conferenceindex.org/event/international-conference-on-semantic-web-and-natural-language-processing-icswnlp-2020-june-new-york-us</text:p>
          </table:table-cell>
          <table:table-cell office:value-type="string" calcext:value-type="string">
            <text:p>www.conferenceindex.or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https://www.cs.bgu.ac.il/~elhadad/nlp19.html</text:p>
          </table:table-cell>
          <table:table-cell office:value-type="string" calcext:value-type="string">
            <text:p>www.cs.bgu.ac.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http://www.cs.cmu.edu/~nasmith/slides/sp4nlp.icml09.pdf</text:p>
          </table:table-cell>
          <table:table-cell office:value-type="string" calcext:value-type="string">
            <text:p>www.cs.cmu.edu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https://www.cs.cornell.edu/home/cardie/papers/mljnll-editorial.ps</text:p>
          </table:table-cell>
          <table:table-cell office:value-type="string" calcext:value-type="string">
            <text:p>www.cs.cornell.edu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ttps://www.cs.jhu.edu/~jason/405/</text:p>
          </table:table-cell>
          <table:table-cell office:value-type="string" calcext:value-type="string">
            <text:p>www.cs.jhu.edu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https://www.cs.princeton.edu/courses/archive/fall16/cosIW05/</text:p>
          </table:table-cell>
          <table:table-cell office:value-type="string" calcext:value-type="string">
            <text:p>www.cs.princeton.edu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http://www.cs.upc.edu/~mlatifi/index_files/CV-Majid%20Latifi_Research.pdf</text:p>
          </table:table-cell>
          <table:table-cell office:value-type="string" calcext:value-type="string">
            <text:p>www.cs.upc.ed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http://www.diva-portal.org/smash/record.jsf?pid=diva2:1164403</text:p>
          </table:table-cell>
          <table:table-cell office:value-type="string" calcext:value-type="string">
            <text:p>www.diva-portal.or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https://www.easychair.org/cfp/NLPIR2019</text:p>
          </table:table-cell>
          <table:table-cell office:value-type="string" calcext:value-type="string">
            <text:p>www.easychair.or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https://www.freecodecamp.org/news/how-i-built-a-complex-text-analysis-app-in-a-month-61917877cd72/</text:p>
          </table:table-cell>
          <table:table-cell office:value-type="string" calcext:value-type="string">
            <text:p>www.freecodecamp.or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http://www.grupolys.org/~cgomezr/</text:p>
          </table:table-cell>
          <table:table-cell office:value-type="string" calcext:value-type="string">
            <text:p>www.grupolys.or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http://www.iclll.org/cfp.html</text:p>
          </table:table-cell>
          <table:table-cell office:value-type="string" calcext:value-type="string">
            <text:p>www.iclll.or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https://www.ida.liu.se/divisions/hcs/nlplab/courses/nn/L6.pdf</text:p>
          </table:table-cell>
          <table:table-cell office:value-type="string" calcext:value-type="string">
            <text:p>www.ida.liu.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https://www.igi-global.com/chapter/natural-language-processing-tools/64577</text:p>
          </table:table-cell>
          <table:table-cell office:value-type="string" calcext:value-type="string">
            <text:p>www.igi-global.co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https://www.ijcaonline.org/volume27/number6/pxc3874530.pdf</text:p>
          </table:table-cell>
          <table:table-cell office:value-type="string" calcext:value-type="string">
            <text:p>www.ijcaonline.or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https://www.ijrte.org/wp-content/uploads/papers/v7i5c/E10480275C19.pdf</text:p>
          </table:table-cell>
          <table:table-cell office:value-type="string" calcext:value-type="string">
            <text:p>www.ijrte.or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http://www.jardcs.org/backissues/abstract.php?archiveid=5496</text:p>
          </table:table-cell>
          <table:table-cell office:value-type="string" calcext:value-type="string">
            <text:p>www.jardcs.or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https://www.jstage.jst.go.jp/article/jnlp/22/2/22_107/_article/-char/en</text:p>
          </table:table-cell>
          <table:table-cell office:value-type="string" calcext:value-type="string">
            <text:p>www.jstage.jst.go.j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https://www.kaggle.com/c/jigsaw-unintended-bias-in-toxicity-classification/discussion/91432</text:p>
          </table:table-cell>
          <table:table-cell office:value-type="string" calcext:value-type="string">
            <text:p>www.kaggle.co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https://www.katacoda.com/basiafusinska/courses/nlp-with-python/text-cleaning</text:p>
          </table:table-cell>
          <table:table-cell office:value-type="string" calcext:value-type="string">
            <text:p>www.katacoda.co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http://www.kazcorpus.kz/</text:p>
          </table:table-cell>
          <table:table-cell office:value-type="string" calcext:value-type="string">
            <text:p>www.kazcorpus.kz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https://www.learntek.org/text-data-analytics-with-nltk-and-python/</text:p>
          </table:table-cell>
          <table:table-cell office:value-type="string" calcext:value-type="string">
            <text:p>www.learntek.or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https://www.meetup.com/thalesians/events/260910820/</text:p>
          </table:table-cell>
          <table:table-cell office:value-type="string" calcext:value-type="string">
            <text:p>www.meetup.co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https://www.myhuiban.com/conference/3024?lang=ja</text:p>
          </table:table-cell>
          <table:table-cell office:value-type="string" calcext:value-type="string">
            <text:p>www.myhuiban.co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http://www.nature.com/natureevents/science/events/88549-2019_2nd_International_Conference_on_Machine_Learning_and_Natural_Language_Processing_MLNLP_2019</text:p>
          </table:table-cell>
          <table:table-cell office:value-type="string" calcext:value-type="string">
            <text:p>www.nature.co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https://www.ncbi.nlm.nih.gov/pmc/articles/PMC6401088/</text:p>
          </table:table-cell>
          <table:table-cell office:value-type="string" calcext:value-type="string">
            <text:p>www.ncbi.nlm.nih.gov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https://www.nltk.org/book/ch12.html</text:p>
          </table:table-cell>
          <table:table-cell office:value-type="string" calcext:value-type="string">
            <text:p>www.nltk.or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http://www.nyu.edu/projects/politicsdatalab/localdata/workshops/NLTK_Presentation.pdf</text:p>
          </table:table-cell>
          <table:table-cell office:value-type="string" calcext:value-type="string">
            <text:p>www.nyu.ed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https://www.oreilly.com/library/view/natural-language-processing/9780596803346/</text:p>
          </table:table-cell>
          <table:table-cell office:value-type="string" calcext:value-type="string">
            <text:p>www.oreilly.c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http://www.phontron.com/slides/nlp-programming-en-13-search.pdf</text:p>
          </table:table-cell>
          <table:table-cell office:value-type="string" calcext:value-type="string">
            <text:p>www.phontron.co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http://www.pitt.edu/~naraehan/ling1330/nltk_book.html</text:p>
          </table:table-cell>
          <table:table-cell office:value-type="string" calcext:value-type="string">
            <text:p>www.pitt.ed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ttp://www.quaero.org/module_technologique/alvis-nlp-alvis-natural-language-processing/</text:p>
          </table:table-cell>
          <table:table-cell office:value-type="string" calcext:value-type="string">
            <text:p>www.quaero.or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https://www.researchgate.net/publication/256703371_Text_segmentation_with_character-level_text_embeddings</text:p>
          </table:table-cell>
          <table:table-cell office:value-type="string" calcext:value-type="string">
            <text:p>www.researchgate.ne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https://www.scimagojr.com/journalsearch.php?q=21100415618&amp;tip=sid&amp;clean=0</text:p>
          </table:table-cell>
          <table:table-cell office:value-type="string" calcext:value-type="string">
            <text:p>www.scimagojr.co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https://www.springerprofessional.de/en/deep-learning-in-natural-language-processing/15787818</text:p>
          </table:table-cell>
          <table:table-cell office:value-type="string" calcext:value-type="string">
            <text:p>www.springerprofessional.d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https://www.suchanek.name/work/teaching/topics/introduction-nlp/index.html</text:p>
          </table:table-cell>
          <table:table-cell office:value-type="string" calcext:value-type="string">
            <text:p>www.suchanek.nam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http://www.thalesians.com/finance/index.php/Events/Seminars/20190522LCUAmen</text:p>
          </table:table-cell>
          <table:table-cell office:value-type="string" calcext:value-type="string">
            <text:p>www.thalesians.c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https://www.trainingbangalore.in/blog/natural-language-processing/</text:p>
          </table:table-cell>
          <table:table-cell office:value-type="string" calcext:value-type="string">
            <text:p>www.trainingbangalore.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https://www.youtube.com/watch?v=xj5ZvWgPqKM</text:p>
          </table:table-cell>
          <table:table-cell office:value-type="string" calcext:value-type="string">
            <text:p>www.youtube.co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https://xaltius.tech/2019/08/</text:p>
          </table:table-cell>
          <table:table-cell office:value-type="string" calcext:value-type="string">
            <text:p>xaltius.te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https://xusun.org/publication/slide_SR.pdf</text:p>
          </table:table-cell>
          <table:table-cell office:value-type="string" calcext:value-type="string">
            <text:p>xusun.or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https://zerospeech.com/2015/</text:p>
          </table:table-cell>
          <table:table-cell office:value-type="string" calcext:value-type="string">
            <text:p>zerospeech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https://ziggizag.com/natural-language-processing/</text:p>
          </table:table-cell>
          <table:table-cell office:value-type="string" calcext:value-type="string">
            <text:p>ziggizag.com</text:p>
          </table:table-cell>
        </table:table-row>
      </table:table>
      <table:named-expressions/>
      <table:database-ranges>
        <table:database-range table:name="__Anonymous_Sheet_DB__0" table:target-range-address="search.A1:search.C10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14:50:53.031117830</dc:date>
    <meta:editing-duration>PT2M33S</meta:editing-duration>
    <meta:editing-cycles>2</meta:editing-cycles>
    <meta:generator>LibreOffice/6.0.7.3$Linux_X86_64 LibreOffice_project/00m0$Build-3</meta:generator>
    <meta:document-statistic meta:table-count="1" meta:cell-count="303" meta:object-count="0"/>
  </office:meta>
</office:document-meta>
</file>